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f4fd" officeooo:paragraph-rsid="0012f4fd" style:font-weight-asian="bold" style:font-weight-complex="bold"/>
    </style:style>
    <style:style style:name="P2" style:family="paragraph" style:parent-style-name="Standard">
      <style:text-properties fo:font-style="italic" fo:font-weight="normal" officeooo:rsid="0012f4fd" officeooo:paragraph-rsid="0012f4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2f4fd" officeooo:paragraph-rsid="0012f4f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normal" officeooo:rsid="0012f4fd" officeooo:paragraph-rsid="0012f4fd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ributed load cantilever</text:p>
      <text:p text:style-name="P3"/>
      <text:p text:style-name="P2">Globally uniform mesh</text:p>
      <text:p text:style-name="P4">p = 5</text:p>
      <text:p text:style-name="P4">d = 64</text:p>
      <text:p text:style-name="P4">r = 0.3h</text:p>
      <text:p text:style-name="P4">DOFS = 40602</text:p>
      <text:p text:style-name="P4">design variables: 51200</text:p>
      <text:p text:style-name="P4">total time </text:p>
      <text:p text:style-name="P4">J/J* =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09:53:42.381558347</meta:creation-date>
    <dc:date>2017-08-27T09:56:16.243827859</dc:date>
    <meta:editing-duration>PT2M35S</meta:editing-duration>
    <meta:editing-cycles>1</meta:editing-cycles>
    <meta:document-statistic meta:table-count="0" meta:image-count="0" meta:object-count="0" meta:page-count="1" meta:paragraph-count="9" meta:word-count="25" meta:character-count="120" meta:non-whitespace-character-count="102"/>
    <meta:generator>LibreOffice/5.1.6.2$Linux_X86_64 LibreOffice_project/10m0$Build-2</meta:generator>
  </office:meta>
</office:document-meta>
</file>